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7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Dimension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Alternative Roof</text:p>
          </table:table-cell>
          <table:table-cell office:value-type="currency" office:currency="EUR" office:value="26">
            <text:p>26,00 €</text:p>
          </table:table-cell>
          <table:table-cell office:value-type="string">
            <text:p>11,5x17 cm</text:p>
          </table:table-cell>
          <table:table-cell office:value-type="string">
            <text:p>Alternative Roof 1</text:p>
          </table:table-cell>
          <table:table-cell office:value-type="string">
            <text:p>Alternative Roof 2</text:p>
          </table:table-cell>
          <table:table-cell office:value-type="string">
            <text:p>Alternative Roof 3</text:p>
          </table:table-cell>
          <table:table-cell table:number-columns-repeated="3"/>
        </table:table-row>
        <table:table-row table:style-name="ro2">
          <table:table-cell office:value-type="string">
            <text:p>Dock Warehouse and Notice Board</text:p>
          </table:table-cell>
          <table:table-cell office:value-type="currency" office:currency="EUR" office:value="17">
            <text:p>17,00 €</text:p>
          </table:table-cell>
          <table:table-cell office:value-type="string">
            <text:p>17x17 cm</text:p>
          </table:table-cell>
          <table:table-cell office:value-type="string">
            <text:p>Dock Warehouse and Notice Board 1</text:p>
          </table:table-cell>
          <table:table-cell table:number-columns-repeated="5"/>
        </table:table-row>
        <table:table-row table:style-name="ro2">
          <table:table-cell office:value-type="string">
            <text:p>Dog House</text:p>
          </table:table-cell>
          <table:table-cell office:value-type="currency" office:currency="EUR" office:value="1">
            <text:p>1,00 €</text:p>
          </table:table-cell>
          <table:table-cell office:value-type="string">
            <text:p>3x4 cm</text:p>
          </table:table-cell>
          <table:table-cell office:value-type="string">
            <text:p>Dog House 1</text:p>
          </table:table-cell>
          <table:table-cell table:number-columns-repeated="5"/>
        </table:table-row>
        <table:table-row table:style-name="ro2">
          <table:table-cell office:value-type="string">
            <text:p>Gazebo and Boat hut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11,5x17 cm</text:p>
          </table:table-cell>
          <table:table-cell office:value-type="string">
            <text:p>Gazebo and Boat hut 1</text:p>
          </table:table-cell>
          <table:table-cell office:value-type="string">
            <text:p>Gazebo and Boat hut 2</text:p>
          </table:table-cell>
          <table:table-cell office:value-type="string">
            <text:p>Gazebo and Boat hut 3</text:p>
          </table:table-cell>
          <table:table-cell table:number-columns-repeated="3"/>
        </table:table-row>
        <table:table-row table:style-name="ro2">
          <table:table-cell office:value-type="string">
            <text:p>Small House</text:p>
          </table:table-cell>
          <table:table-cell office:value-type="currency" office:currency="EUR" office:value="23">
            <text:p>23,00 €</text:p>
          </table:table-cell>
          <table:table-cell office:value-type="string">
            <text:p>11,5x17 cm</text:p>
          </table:table-cell>
          <table:table-cell office:value-type="string">
            <text:p>Small House 1</text:p>
          </table:table-cell>
          <table:table-cell office:value-type="string">
            <text:p>Small House 2</text:p>
          </table:table-cell>
          <table:table-cell office:value-type="string">
            <text:p>Small House 3</text:p>
          </table:table-cell>
          <table:table-cell table:number-columns-repeated="3"/>
        </table:table-row>
        <table:table-row table:style-name="ro2">
          <table:table-cell office:value-type="string">
            <text:p>Tavern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26x17 cm</text:p>
          </table:table-cell>
          <table:table-cell office:value-type="string">
            <text:p>Tavern 1</text:p>
          </table:table-cell>
          <table:table-cell table:number-columns-repeated="5"/>
        </table:table-row>
        <table:table-row table:style-name="ro2">
          <table:table-cell office:value-type="string">
            <text:p>Tower</text:p>
          </table:table-cell>
          <table:table-cell office:value-type="currency" office:currency="EUR" office:value="34">
            <text:p>34,00 €</text:p>
          </table:table-cell>
          <table:table-cell office:value-type="string">
            <text:p>11,5x12 cm</text:p>
          </table:table-cell>
          <table:table-cell office:value-type="string">
            <text:p>Tower 1</text:p>
          </table:table-cell>
          <table:table-cell office:value-type="string">
            <text:p>Tower 2</text:p>
          </table:table-cell>
          <table:table-cell office:value-type="string">
            <text:p>Tower 3</text:p>
          </table:table-cell>
          <table:table-cell office:value-type="string">
            <text:p>Tower 4</text:p>
          </table:table-cell>
          <table:table-cell table:number-columns-repeated="2"/>
        </table:table-row>
        <table:table-row table:style-name="ro2">
          <table:table-cell office:value-type="string">
            <text:p>Walls Corner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6x6 cm</text:p>
          </table:table-cell>
          <table:table-cell office:value-type="string">
            <text:p>Walls 1</text:p>
          </table:table-cell>
          <table:table-cell office:value-type="string">
            <text:p>Walls 2</text:p>
          </table:table-cell>
          <table:table-cell office:value-type="string">
            <text:p>Walls 3</text:p>
          </table:table-cell>
          <table:table-cell office:value-type="string">
            <text:p>Walls 4</text:p>
          </table:table-cell>
          <table:table-cell table:number-columns-repeated="2"/>
        </table:table-row>
        <table:table-row table:style-name="ro2">
          <table:table-cell office:value-type="string">
            <text:p>Walls Entrance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6x9 cm</text:p>
          </table:table-cell>
          <table:table-cell office:value-type="string">
            <text:p>Walls 1</text:p>
          </table:table-cell>
          <table:table-cell office:value-type="string">
            <text:p>Walls 2</text:p>
          </table:table-cell>
          <table:table-cell office:value-type="string">
            <text:p>Walls 3</text:p>
          </table:table-cell>
          <table:table-cell office:value-type="string">
            <text:p>Walls 4</text:p>
          </table:table-cell>
          <table:table-cell table:number-columns-repeated="2"/>
        </table:table-row>
        <table:table-row table:style-name="ro2">
          <table:table-cell office:value-type="string">
            <text:p>Walls</text:p>
          </table:table-cell>
          <table:table-cell office:value-type="currency" office:currency="EUR" office:value="1.5">
            <text:p>1,50 €</text:p>
          </table:table-cell>
          <table:table-cell office:value-type="string">
            <text:p>2x9 cm</text:p>
          </table:table-cell>
          <table:table-cell office:value-type="string">
            <text:p>Walls 1</text:p>
          </table:table-cell>
          <table:table-cell office:value-type="string">
            <text:p>Walls 2</text:p>
          </table:table-cell>
          <table:table-cell office:value-type="string">
            <text:p>Walls 3</text:p>
          </table:table-cell>
          <table:table-cell office:value-type="string">
            <text:p>Walls 4</text:p>
          </table:table-cell>
          <table:table-cell table:number-columns-repeated="2"/>
        </table:table-row>
        <table:table-row table:style-name="ro2">
          <table:table-cell office:value-type="string">
            <text:p>Walls and Lamp</text:p>
          </table:table-cell>
          <table:table-cell office:value-type="currency" office:currency="EUR" office:value="1.5">
            <text:p>1,50 €</text:p>
          </table:table-cell>
          <table:table-cell office:value-type="string">
            <text:p>3x9 cm</text:p>
          </table:table-cell>
          <table:table-cell office:value-type="string">
            <text:p>Walls 1</text:p>
          </table:table-cell>
          <table:table-cell office:value-type="string">
            <text:p>Walls 2</text:p>
          </table:table-cell>
          <table:table-cell office:value-type="string">
            <text:p>Walls 3</text:p>
          </table:table-cell>
          <table:table-cell office:value-type="string">
            <text:p>Walls 4</text:p>
          </table:table-cell>
          <table:table-cell table:number-columns-repeated="2"/>
        </table:table-row>
        <table:table-row table:style-name="ro2">
          <table:table-cell office:value-type="string">
            <text:p>Walls End</text:p>
          </table:table-cell>
          <table:table-cell office:value-type="currency" office:currency="EUR" office:value="1">
            <text:p>1,00 €</text:p>
          </table:table-cell>
          <table:table-cell office:value-type="string">
            <text:p>2,5x6 cm</text:p>
          </table:table-cell>
          <table:table-cell office:value-type="string">
            <text:p>Walls 1</text:p>
          </table:table-cell>
          <table:table-cell office:value-type="string">
            <text:p>Walls 2</text:p>
          </table:table-cell>
          <table:table-cell office:value-type="string">
            <text:p>Walls 3</text:p>
          </table:table-cell>
          <table:table-cell office:value-type="string">
            <text:p>Walls 4</text:p>
          </table:table-cell>
          <table:table-cell table:number-columns-repeated="2"/>
        </table:table-row>
        <table:table-row table:style-name="ro2">
          <table:table-cell office:value-type="string">
            <text:p>Walls under construction</text:p>
          </table:table-cell>
          <table:table-cell office:value-type="currency" office:currency="EUR" office:value="1.5">
            <text:p>1,50 €</text:p>
          </table:table-cell>
          <table:table-cell office:value-type="string">
            <text:p>4x9 cm</text:p>
          </table:table-cell>
          <table:table-cell office:value-type="string">
            <text:p>Walls 1</text:p>
          </table:table-cell>
          <table:table-cell office:value-type="string">
            <text:p>Walls 2</text:p>
          </table:table-cell>
          <table:table-cell office:value-type="string">
            <text:p>Walls 3</text:p>
          </table:table-cell>
          <table:table-cell office:value-type="string">
            <text:p>Walls 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6">16/07/2025</text:date>, <text:time>21:2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6T21:22:44.14</dc:date>
    <dc:creator>Ycham BOUNOUAR</dc:creator>
    <meta:editing-duration>PT11M22S</meta:editing-duration>
    <meta:editing-cycles>2</meta:editing-cycles>
    <meta:document-statistic meta:table-count="1" meta:cell-count="88" meta:object-count="0"/>
  </office:meta>
</office:document-meta>
</file>